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2.809cm" fo:margin-left="-0.191cm" fo:margin-top="0cm" fo:margin-bottom="0cm" table:align="left"/>
    </style:style>
    <style:style style:name="Таблица1.A" style:family="table-column">
      <style:table-column-properties style:column-width="6.405cm"/>
    </style:style>
    <style:style style:name="Таблица1.1" style:family="table-row">
      <style:table-row-properties style:min-row-height="0.196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/>
    </style:style>
    <style:style style:name="Таблица1.3" style:family="table-row">
      <style:table-row-properties style:min-row-height="0.563cm" fo:keep-together="auto"/>
    </style:style>
    <style:style style:name="Таблица2" style:family="table">
      <style:table-properties style:width="12.809cm" fo:margin-left="-0.191cm" fo:margin-top="0cm" fo:margin-bottom="0cm" table:align="left"/>
    </style:style>
    <style:style style:name="Таблица2.A" style:family="table-column">
      <style:table-column-properties style:column-width="6.405cm"/>
    </style:style>
    <style:style style:name="Таблица2.1" style:family="table-row">
      <style:table-row-properties style:min-row-height="0.196cm"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none"/>
    </style:style>
    <style:style style:name="Таблица3" style:family="table">
      <style:table-properties style:width="12.809cm" fo:margin-left="-0.191cm" fo:margin-top="0cm" fo:margin-bottom="0cm" table:align="left"/>
    </style:style>
    <style:style style:name="Таблица3.A" style:family="table-column">
      <style:table-column-properties style:column-width="6.405cm"/>
    </style:style>
    <style:style style:name="Таблица3.1" style:family="table-row">
      <style:table-row-properties style:min-row-height="0.196cm" fo:keep-together="auto"/>
    </style:style>
    <style:style style:name="Таблица3.A1" style:family="table-cell">
      <style:table-cell-properties style:vertical-align="" fo:padding-left="0.191cm" fo:padding-right="0.191cm" fo:padding-top="0cm" fo:padding-bottom="0cm" fo:border="none"/>
    </style:style>
    <style:style style:name="Таблица3.2" style:family="table-row">
      <style:table-row-properties style:min-row-height="0.203cm" fo:keep-together="auto"/>
    </style:style>
    <style:style style:name="Таблица3.3" style:family="table-row">
      <style:table-row-properties style:min-row-height="0.383cm" fo:keep-together="auto"/>
    </style:style>
    <style:style style:name="Таблица4" style:family="table">
      <style:table-properties style:width="12.809cm" fo:margin-left="-0.191cm" fo:margin-top="0cm" fo:margin-bottom="0cm" table:align="left"/>
    </style:style>
    <style:style style:name="Таблица4.A" style:family="table-column">
      <style:table-column-properties style:column-width="6.405cm"/>
    </style:style>
    <style:style style:name="Таблица4.1" style:family="table-row">
      <style:table-row-properties style:min-row-height="0.196cm" fo:keep-together="auto"/>
    </style:style>
    <style:style style:name="Таблица4.A1" style:family="table-cell">
      <style:table-cell-properties style:vertical-align="" fo:padding-left="0.191cm" fo:padding-right="0.191cm" fo:padding-top="0cm" fo:padding-bottom="0cm" fo:border="none"/>
    </style:style>
    <style:style style:name="Таблица5" style:family="table">
      <style:table-properties style:width="12.809cm" fo:margin-left="-0.191cm" fo:margin-top="0cm" fo:margin-bottom="0cm" table:align="left"/>
    </style:style>
    <style:style style:name="Таблица5.A" style:family="table-column">
      <style:table-column-properties style:column-width="6.405cm"/>
    </style:style>
    <style:style style:name="Таблица5.1" style:family="table-row">
      <style:table-row-properties style:min-row-height="0.196cm" fo:keep-together="auto"/>
    </style:style>
    <style:style style:name="Таблица5.A1" style:family="table-cell">
      <style:table-cell-properties style:vertical-align="" fo:padding-left="0.191cm" fo:padding-right="0.191cm" fo:padding-top="0cm" fo:padding-bottom="0cm" fo:border="none"/>
    </style:style>
    <style:style style:name="Таблица5.2" style:family="table-row">
      <style:table-row-properties style:min-row-height="0.203cm" fo:keep-together="auto"/>
    </style:style>
    <style:style style:name="Таблица5.3" style:family="table-row">
      <style:table-row-properties style:min-row-height="0.563cm" fo:keep-together="auto"/>
    </style:style>
    <style:style style:name="Таблица5.4" style:family="table-row">
      <style:table-row-properties style:min-row-height="0.367cm" fo:keep-together="auto"/>
    </style:style>
    <style:style style:name="Таблица5.9" style:family="table-row">
      <style:table-row-properties style:min-row-height="0.383cm" fo:keep-together="auto"/>
    </style:style>
    <style:style style:name="Таблица6" style:family="table">
      <style:table-properties style:width="12.809cm" fo:margin-left="-0.191cm" fo:margin-top="0cm" fo:margin-bottom="0cm" table:align="left"/>
    </style:style>
    <style:style style:name="Таблица6.A" style:family="table-column">
      <style:table-column-properties style:column-width="6.405cm"/>
    </style:style>
    <style:style style:name="Таблица6.1" style:family="table-row">
      <style:table-row-properties style:min-row-height="0.367cm" fo:keep-together="auto"/>
    </style:style>
    <style:style style:name="Таблица6.A1" style:family="table-cell">
      <style:table-cell-properties style:vertical-align="" fo:padding-left="0.191cm" fo:padding-right="0.191cm" fo:padding-top="0cm" fo:padding-bottom="0cm" fo:border="none"/>
    </style:style>
    <style:style style:name="Таблица6.2" style:family="table-row">
      <style:table-row-properties style:min-row-height="0.919cm" fo:keep-together="auto"/>
    </style:style>
    <style:style style:name="Таблица7" style:family="table">
      <style:table-properties style:width="12.809cm" fo:margin-left="-0.191cm" fo:margin-top="0cm" fo:margin-bottom="0cm" table:align="left"/>
    </style:style>
    <style:style style:name="Таблица7.A" style:family="table-column">
      <style:table-column-properties style:column-width="6.405cm"/>
    </style:style>
    <style:style style:name="Таблица7.1" style:family="table-row">
      <style:table-row-properties style:min-row-height="0.18cm" fo:keep-together="auto"/>
    </style:style>
    <style:style style:name="Таблица7.A1" style:family="table-cell">
      <style:table-cell-properties style:vertical-align="" fo:padding-left="0.191cm" fo:padding-right="0.191cm" fo:padding-top="0cm" fo:padding-bottom="0cm" fo:border="none"/>
    </style:style>
    <style:style style:name="Таблица7.2" style:family="table-row">
      <style:table-row-properties style:min-row-height="0.367cm" fo:keep-together="auto"/>
    </style:style>
    <style:style style:name="Таблица7.5" style:family="table-row">
      <style:table-row-properties style:min-row-height="0.547cm" fo:keep-together="auto"/>
    </style:style>
    <style:style style:name="Таблица8" style:family="table">
      <style:table-properties style:width="12.809cm" fo:margin-left="-0.191cm" fo:margin-top="0cm" fo:margin-bottom="0cm" table:align="left"/>
    </style:style>
    <style:style style:name="Таблица8.A" style:family="table-column">
      <style:table-column-properties style:column-width="6.405cm"/>
    </style:style>
    <style:style style:name="Таблица8.1" style:family="table-row">
      <style:table-row-properties style:min-row-height="0.18cm" fo:keep-together="auto"/>
    </style:style>
    <style:style style:name="Таблица8.A1" style:family="table-cell">
      <style:table-cell-properties style:vertical-align="" fo:padding-left="0.191cm" fo:padding-right="0.191cm" fo:padding-top="0cm" fo:padding-bottom="0cm" fo:border="none"/>
    </style:style>
    <style:style style:name="Таблица8.2" style:family="table-row">
      <style:table-row-properties style:min-row-height="0.367cm" fo:keep-together="auto"/>
    </style:style>
    <style:style style:name="P1" style:family="paragraph" style:parent-style-name="Default">
      <style:text-properties style:font-name="Arial" fo:font-size="8.5pt" fo:font-style="normal" fo:font-weight="normal" style:font-size-asian="8.5pt" style:font-style-asian="normal" style:font-weight-asian="normal"/>
    </style:style>
    <style:style style:name="P2" style:family="paragraph" style:parent-style-name="Default">
      <style:text-properties fo:font-size="8.5pt" fo:font-style="normal" fo:font-weight="normal" style:font-size-asian="8.5pt" style:font-style-asian="normal" style:font-weight-asian="normal"/>
    </style:style>
    <style:style style:name="P3" style:family="paragraph" style:parent-style-name="Default">
      <style:text-properties style:font-name="Tahoma" fo:font-size="8.5pt" fo:font-style="normal" fo:font-weight="normal" style:font-size-asian="8.5pt" style:font-style-asian="normal" style:font-weight-asian="normal"/>
    </style:style>
    <style:style style:name="P4" style:family="paragraph" style:parent-style-name="Default">
      <style:text-properties style:font-name="Tahoma" fo:font-size="8pt" fo:font-style="normal" fo:font-weight="normal" style:font-size-asian="8pt" style:font-style-asian="normal" style:font-weight-asian="normal"/>
    </style:style>
    <style:style style:name="P5" style:family="paragraph" style:parent-style-name="Default">
      <style:paragraph-properties fo:margin-left="0cm" fo:margin-right="0cm" fo:margin-top="0cm" fo:margin-bottom="0.081cm" loext:contextual-spacing="false" style:line-height-at-least="0.319cm" fo:text-indent="0cm" style:auto-text-indent="false"/>
    </style:style>
    <style:style style:name="P6" style:family="paragraph" style:parent-style-name="Default">
      <style:paragraph-properties fo:margin-left="0cm" fo:margin-right="0cm" fo:margin-top="0cm" fo:margin-bottom="0.081cm" loext:contextual-spacing="false" style:line-height-at-least="0.002cm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081cm" loext:contextual-spacing="false" style:line-height-at-least="0.002cm" fo:text-indent="0cm" style:auto-text-indent="false"/>
    </style:style>
    <style:style style:name="P8" style:family="paragraph" style:parent-style-name="Default">
      <style:paragraph-properties fo:margin-left="0cm" fo:margin-right="0cm" fo:margin-top="0cm" fo:margin-bottom="0cm" loext:contextual-spacing="false" style:line-height-at-least="0.319cm" fo:text-indent="0cm" style:auto-text-indent="false"/>
    </style:style>
    <style:style style:name="P9" style:family="paragraph" style:parent-style-name="Default">
      <style:paragraph-properties fo:margin-left="0cm" fo:margin-right="0cm" fo:margin-top="0cm" fo:margin-bottom="0.079cm" loext:contextual-spacing="false" style:line-height-at-least="0.319cm" fo:text-indent="0cm" style:auto-text-indent="false"/>
    </style:style>
    <style:style style:name="P10" style:family="paragraph" style:parent-style-name="Pa49">
      <style:text-properties style:font-name="Tahoma" fo:font-size="8pt" fo:font-style="normal" fo:font-weight="normal" style:font-size-asian="8pt" style:font-style-asian="normal" style:font-weight-asian="normal"/>
    </style:style>
    <style:style style:name="P11" style:family="paragraph" style:parent-style-name="Pa52">
      <style:paragraph-properties fo:margin-top="0cm" fo:margin-bottom="0.071cm" loext:contextual-spacing="false" style:line-height-at-least="0.302cm">
        <style:tab-stops/>
      </style:paragraph-properties>
    </style:style>
    <style:style style:name="P12" style:family="paragraph" style:parent-style-name="Pa51">
      <style:paragraph-properties style:line-height-at-least="0.284cm">
        <style:tab-stops/>
      </style:paragraph-properties>
      <style:text-properties fo:color="#000000" style:font-name="Tahoma" fo:font-size="8pt" fo:font-weight="bold" style:font-size-asian="8pt" style:font-weight-asian="bold"/>
    </style:style>
    <style:style style:name="P13" style:family="paragraph" style:parent-style-name="Standard">
      <style:text-properties fo:color="#000000" style:font-name="Tahoma" fo:font-size="9.5pt" style:font-size-asian="9.5pt"/>
    </style:style>
    <style:style style:name="P14" style:family="paragraph" style:parent-style-name="Standard">
      <style:text-properties fo:color="#000000" style:font-name="Tahoma" fo:font-size="9.5pt" fo:font-style="normal" fo:font-weight="normal" style:font-size-asian="9.5pt" style:font-style-asian="normal" style:font-weight-asian="normal"/>
    </style:style>
    <style:style style:name="P15" style:family="paragraph" style:parent-style-name="Standard" style:list-style-name="WWNum1">
      <style:paragraph-properties fo:margin-left="0cm" fo:margin-right="0cm" fo:margin-top="0cm" fo:margin-bottom="0cm" loext:contextual-spacing="false" style:line-height-at-least="0.319cm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081cm" loext:contextual-spacing="false" style:line-height-at-least="0.002cm" fo:text-indent="0cm" style:auto-text-indent="false"/>
      <style:text-properties fo:color="#000000" style:font-name="PetersburgC" fo:font-size="10pt" style:font-size-asian="10pt"/>
    </style:style>
    <style:style style:name="P17" style:family="paragraph" style:parent-style-name="Standard">
      <style:paragraph-properties fo:margin-left="0cm" fo:margin-right="0cm" fo:margin-top="0cm" fo:margin-bottom="0.081cm" loext:contextual-spacing="false" style:line-height-at-least="0.002cm" fo:text-indent="0cm" style:auto-text-indent="false"/>
    </style:style>
    <style:style style:name="P18" style:family="paragraph" style:parent-style-name="Default">
      <style:text-properties fo:color="#000000" style:font-name="Tahoma" fo:font-size="9.5pt" fo:font-style="normal" fo:font-weight="normal" style:font-size-asian="9.5pt" style:font-style-asian="normal" style:font-weight-asian="normal"/>
    </style:style>
    <style:style style:name="P19" style:family="paragraph" style:parent-style-name="Default" style:list-style-name="WWNum1">
      <style:paragraph-properties fo:margin-left="0cm" fo:margin-right="0cm" fo:margin-top="0cm" fo:margin-bottom="0.081cm" loext:contextual-spacing="false" style:line-height-at-least="0.319cm" fo:text-indent="0cm" style:auto-text-indent="false"/>
    </style:style>
    <style:style style:name="P20" style:family="paragraph" style:parent-style-name="Default">
      <style:paragraph-properties fo:margin-left="0cm" fo:margin-right="0cm" fo:margin-top="0cm" fo:margin-bottom="0.081cm" loext:contextual-spacing="false" style:line-height-at-least="0.002cm" fo:text-indent="0cm" style:auto-text-indent="false"/>
      <style:text-properties style:font-name="PetersburgC" fo:font-size="10pt" style:font-size-asian="10pt"/>
    </style:style>
    <style:style style:name="P21" style:family="paragraph" style:parent-style-name="Default">
      <style:paragraph-properties fo:margin-left="0cm" fo:margin-right="0cm" fo:margin-top="0cm" fo:margin-bottom="0.081cm" loext:contextual-spacing="false" style:line-height-at-least="0.002cm" fo:text-indent="0cm" style:auto-text-indent="false"/>
    </style:style>
    <style:style style:name="P22" style:family="paragraph" style:parent-style-name="Default" style:list-style-name="WWNum1">
      <style:paragraph-properties fo:margin-left="0cm" fo:margin-right="0cm" fo:margin-top="0cm" fo:margin-bottom="0cm" loext:contextual-spacing="false" style:line-height-at-least="0.319cm" fo:text-indent="0cm" style:auto-text-indent="false"/>
    </style:style>
    <style:style style:name="P23" style:family="paragraph" style:parent-style-name="Default">
      <style:paragraph-properties fo:margin-left="0cm" fo:margin-right="0cm" fo:margin-top="0cm" fo:margin-bottom="0cm" loext:contextual-spacing="false" style:line-height-at-least="0.319cm" fo:text-indent="0cm" style:auto-text-indent="false"/>
      <style:text-properties style:font-name="PetersburgC" fo:font-size="10pt" style:font-size-asian="10pt"/>
    </style:style>
    <style:style style:name="P24" style:family="paragraph" style:parent-style-name="Default">
      <style:paragraph-properties fo:margin-left="0cm" fo:margin-right="0cm" fo:margin-top="0cm" fo:margin-bottom="0cm" loext:contextual-spacing="false" style:line-height-at-least="0.319cm" fo:text-indent="0cm" style:auto-text-indent="false"/>
    </style:style>
    <style:style style:name="P25" style:family="paragraph" style:parent-style-name="Pa52">
      <style:paragraph-properties fo:margin-top="0cm" fo:margin-bottom="0.071cm" loext:contextual-spacing="false" style:line-height-at-least="0.302cm">
        <style:tab-stops/>
      </style:paragraph-properties>
      <style:text-properties fo:color="#000000" style:font-name="Consolas" fo:font-size="8.5pt" style:font-size-asian="8.5pt"/>
    </style:style>
    <style:style style:name="P26" style:family="paragraph" style:parent-style-name="Pa52">
      <style:paragraph-properties fo:margin-top="0cm" fo:margin-bottom="0.071cm" loext:contextual-spacing="false" style:line-height-at-least="0.302cm">
        <style:tab-stops/>
      </style:paragraph-properties>
      <style:text-properties fo:color="#000000" style:font-name="Tahoma" fo:font-size="8.5pt" style:font-size-asian="8.5pt"/>
    </style:style>
    <style:style style:name="P27" style:family="paragraph" style:parent-style-name="Pa52">
      <style:paragraph-properties fo:margin-top="0cm" fo:margin-bottom="0.071cm" loext:contextual-spacing="false" style:line-height-at-least="0.302cm">
        <style:tab-stops/>
      </style:paragraph-properties>
      <style:text-properties fo:color="#000000" style:font-name="Arial" fo:font-size="8.5pt" fo:font-style="italic" style:font-size-asian="8.5pt" style:font-style-asian="italic"/>
    </style:style>
    <style:style style:name="P28" style:family="paragraph" style:parent-style-name="Pa38">
      <style:paragraph-properties fo:margin-left="0cm" fo:margin-right="0cm" fo:margin-top="0cm" fo:margin-bottom="0.081cm" loext:contextual-spacing="false" style:line-height-at-least="0.002cm" fo:text-indent="0cm" style:auto-text-indent="false"/>
    </style:style>
    <style:style style:name="P29" style:family="paragraph" style:parent-style-name="Pa39">
      <style:paragraph-properties style:line-height-at-least="0.302cm"/>
    </style:style>
    <style:style style:name="T1" style:family="text">
      <style:text-properties style:font-name="PetersburgC" fo:font-size="10pt" style:font-size-asian="10pt"/>
    </style:style>
    <style:style style:name="T2" style:family="text">
      <style:text-properties fo:color="#000000" style:font-name="PetersburgC" fo:font-size="10pt" style:font-size-asian="10pt"/>
    </style:style>
    <style:style style:name="T3" style:family="text">
      <style:text-properties fo:color="#000000" style:font-name="Consolas" fo:font-size="8.5pt" style:font-size-asian="8.5pt"/>
    </style:style>
    <style:style style:name="T4" style:family="text">
      <style:text-properties fo:color="#000000" style:font-name="Consolas" fo:font-size="8.5pt" style:font-size-asian="8.5pt"/>
    </style:style>
    <style:style style:name="T5" style:family="text">
      <style:text-properties fo:color="#000000" style:font-name="Consolas" fo:font-size="8.5pt" fo:font-style="normal" style:font-size-asian="8.5pt" style:font-style-asian="normal"/>
    </style:style>
    <style:style style:name="T6" style:family="text">
      <style:text-properties fo:color="#000000" style:font-name="Tahoma" fo:font-size="8.5pt" style:font-size-asian="8.5pt"/>
    </style:style>
    <style:style style:name="T7" style:family="text">
      <style:text-properties fo:color="#000000" style:font-name="Tahoma" fo:font-size="8.5pt" officeooo:rsid="0008b9bb" style:font-size-asian="8.5pt"/>
    </style:style>
    <style:style style:name="T8" style:family="text">
      <style:text-properties fo:color="#000000" style:font-name="Tahoma" fo:font-size="8.5pt" fo:font-style="normal" style:font-size-asian="8.5pt" style:font-style-asian="normal"/>
    </style:style>
    <style:style style:name="T9" style:family="text">
      <style:text-properties fo:color="#000000" style:font-name="Tahoma" fo:font-size="8pt" style:font-size-asian="8pt"/>
    </style:style>
    <style:style style:name="T10" style:family="text">
      <style:text-properties fo:color="#000000" style:font-name="Arial" fo:font-size="8.5pt" fo:font-style="italic" style:font-size-asian="8.5pt" style:font-style-asian="italic"/>
    </style:style>
    <style:style style:name="T11" style:family="text">
      <style:text-properties fo:color="#000000" fo:font-size="9.5pt" style:font-size-asian="9.5pt"/>
    </style:style>
    <style:style style:name="T12" style:family="text">
      <style:text-properties fo:color="#000000" fo:font-size="9.5pt" fo:font-weight="bold" style:font-size-asian="9.5pt" style:font-weight-asian="bold"/>
    </style:style>
    <style:style style:name="T13" style:family="text">
      <style:text-properties fo:color="#000000" style:text-line-through-style="none" style:text-line-through-type="none" style:font-name="Consolas" fo:font-size="8.5pt" style:text-underline-style="none" style:font-size-asian="8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list xml:id="list4278388159" text:style-name="WWNum1">
        <text:list-header>
          <text:p text:style-name="P19"><text:span text:style-name="A0">pwd </text:span><text:span text:style-name="T1">— выводит название текущего рабочего каталога.</text:span></text:p>
          <text:p text:style-name="P19"><text:span text:style-name="A0">cd </text:span><text:span text:style-name="T1">— выполняет переход в другой каталог.</text:span></text:p>
          <text:p text:style-name="P22"><text:span text:style-name="A0">ls </text:span><text:span text:style-name="T1">— выводит список содержимого каталога.</text:span></text:p>
          <text:p text:style-name="P15"><text:span text:style-name="T2">Символ </text:span><text:span text:style-name="A0">. </text:span><text:span text:style-name="T2">(точка) обозначает рабочий каталог, а символ </text:span><text:span text:style-name="A0">.. </text:span><text:span text:style-name="T2">(точка-точка) обозна­чает каталог, родительский по отношению к рабочему </text:span></text:p>
        </text:list-header>
      </text:list>
      <text:p text:style-name="Standard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5">cd</text:p>
          </table:table-cell>
          <table:table-cell table:style-name="Таблица1.A1" office:value-type="string">
            <text:p text:style-name="P26">Сменить рабочий каталог на домашний</text:p>
          </table:table-cell>
        </table:table-row>
        <table:table-row table:style-name="Таблица1.1">
          <table:table-cell table:style-name="Таблица1.A1" office:value-type="string">
            <text:p text:style-name="P25">cd -</text:p>
          </table:table-cell>
          <table:table-cell table:style-name="Таблица1.A1" office:value-type="string">
            <text:p text:style-name="P26">Сменить рабочий каталог на предыдущий рабочий каталог</text:p>
          </table:table-cell>
        </table:table-row>
        <table:table-row table:style-name="Таблица1.3">
          <table:table-cell table:style-name="Таблица1.A1" office:value-type="string">
            <text:p text:style-name="P11"><text:span text:style-name="T3">cd </text:span><text:span text:style-name="T10">~username</text:span></text:p>
          </table:table-cell>
          <table:table-cell table:style-name="Таблица1.A1" office:value-type="string">
            <text:p text:style-name="P11"><text:span text:style-name="T6">Сменить рабочий каталог на домашний каталог пользователя </text:span><text:span text:style-name="T10">username</text:span><text:span text:style-name="T8">. Например, </text:span><text:span text:style-name="T5">cd ~bob </text:span><text:span text:style-name="T8">выполнит переход в домашний каталог пользовате­ля </text:span><text:span text:style-name="T10">bob</text:span></text:p>
          </table:table-cell>
        </table:table-row>
      </table:table>
      <text:p text:style-name="P1"/>
      <text:p text:style-name="P9"><text:span text:style-name="A0">file </text:span><text:span text:style-name="T1">— определяет тип файла.</text:span></text:p>
      <text:p text:style-name="P8"><text:span text:style-name="A0">less </text:span><text:span text:style-name="T1">— выводит содержимое файла.</text:span></text:p>
      <text:p text:style-name="P5"><text:span text:style-name="A0">cp </text:span><text:span text:style-name="T1">— копирует файлы и каталоги.</text:span></text:p>
      <text:p text:style-name="P5"><text:span text:style-name="A0">mv </text:span><text:span text:style-name="T1">— перемещает/переименовывает файлы и каталоги.</text:span></text:p>
      <text:p text:style-name="P5"><text:span text:style-name="A0">mkdir </text:span><text:span text:style-name="T1">— создает каталоги.</text:span></text:p>
      <text:p text:style-name="P5"><text:span text:style-name="A0">rm </text:span><text:span text:style-name="T1">— удаляет файлы и каталоги.</text:span></text:p>
      <text:p text:style-name="P8"><text:span text:style-name="A0">ln </text:span><text:span text:style-name="T1">— создает жесткие и символические ссылки.</text:span></text:p>
      <text:p text:style-name="P13">Групповые символы</text:p>
      <text:p text:style-name="P13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25">*</text:p>
          </table:table-cell>
          <table:table-cell table:style-name="Таблица2.A1" office:value-type="string">
            <text:p text:style-name="P26">Любая последовательность любых символов</text:p>
          </table:table-cell>
        </table:table-row>
      </table:table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25">?</text:p>
          </table:table-cell>
          <table:table-cell table:style-name="Таблица3.A1" office:value-type="string">
            <text:p text:style-name="P26">Любой один символ</text:p>
          </table:table-cell>
        </table:table-row>
        <table:table-row table:style-name="Таблица3.2">
          <table:table-cell table:style-name="Таблица3.A1" office:value-type="string">
            <text:p text:style-name="P11"><text:span text:style-name="T3">[</text:span><text:span text:style-name="T10">символы</text:span><text:span text:style-name="T5">]</text:span></text:p>
          </table:table-cell>
          <table:table-cell table:style-name="Таблица3.A1" office:value-type="string">
            <text:p text:style-name="P11"><text:span text:style-name="T6">Любой один символ из указанного множества </text:span><text:span text:style-name="T10">символов</text:span></text:p>
          </table:table-cell>
        </table:table-row>
        <table:table-row table:style-name="Таблица3.3">
          <table:table-cell table:style-name="Таблица3.A1" office:value-type="string">
            <text:p text:style-name="P11"><text:span text:style-name="T3">[!</text:span><text:span text:style-name="T10">символы</text:span><text:span text:style-name="T5">]</text:span></text:p>
          </table:table-cell>
          <table:table-cell table:style-name="Таблица3.A1" office:value-type="string">
            <text:p text:style-name="P11"><text:span text:style-name="T6">Любой один символ, не принадлежащий указанному множеству </text:span><text:span text:style-name="T10">символов</text:span></text:p>
          </table:table-cell>
        </table:table-row>
        <table:table-row table:style-name="Таблица3.2">
          <table:table-cell table:style-name="Таблица3.A1" office:value-type="string">
            <text:p text:style-name="P11"><text:span text:style-name="T3">[[:</text:span><text:span text:style-name="T10">класс</text:span><text:span text:style-name="T5">:]]</text:span></text:p>
          </table:table-cell>
          <table:table-cell table:style-name="Таблица3.A1" office:value-type="string">
            <text:p text:style-name="P11"><text:span text:style-name="T6">Любой один символ, принадлежащий указанному </text:span><text:span text:style-name="T10">классу </text:span></text:p>
          </table:table-cell>
        </table:table-row>
      </table:table>
      <text:p text:style-name="P14">Наиболее часто используемые классы символов</text:p>
      <table:table table:name="Таблица4" table:style-name="Таблица4"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25">[:alnum:]</text:p>
          </table:table-cell>
          <table:table-cell table:style-name="Таблица4.A1" office:value-type="string">
            <text:p text:style-name="P26">Любой алфавитно-цифровой символ</text:p>
          </table:table-cell>
        </table:table-row>
        <table:table-row table:style-name="Таблица4.1">
          <table:table-cell table:style-name="Таблица4.A1" office:value-type="string">
            <text:p text:style-name="P25">[:alpha:]</text:p>
          </table:table-cell>
          <table:table-cell table:style-name="Таблица4.A1" office:value-type="string">
            <text:p text:style-name="P26">Любой алфавитный символ</text:p>
          </table:table-cell>
        </table:table-row>
        <table:table-row table:style-name="Таблица4.1">
          <table:table-cell table:style-name="Таблица4.A1" office:value-type="string">
            <text:p text:style-name="P25">[:digit:]</text:p>
          </table:table-cell>
          <table:table-cell table:style-name="Таблица4.A1" office:value-type="string">
            <text:p text:style-name="P26">Любой цифровой символ</text:p>
          </table:table-cell>
        </table:table-row>
        <table:table-row table:style-name="Таблица4.1">
          <table:table-cell table:style-name="Таблица4.A1" office:value-type="string">
            <text:p text:style-name="P25">[:lower:]</text:p>
          </table:table-cell>
          <table:table-cell table:style-name="Таблица4.A1" office:value-type="string">
            <text:p text:style-name="P26">Любая буква в нижнем регистре</text:p>
          </table:table-cell>
        </table:table-row>
        <table:table-row table:style-name="Таблица4.1">
          <table:table-cell table:style-name="Таблица4.A1" office:value-type="string">
            <text:p text:style-name="P25">[:upper:]</text:p>
          </table:table-cell>
          <table:table-cell table:style-name="Таблица4.A1" office:value-type="string">
            <text:p text:style-name="P26">Любая буква в верхнем регистре</text:p>
          </table:table-cell>
        </table:table-row>
      </table:table>
      <text:p text:style-name="P14">Примеры использования групповых символов</text:p>
      <text:p text:style-name="P14"/>
      <table:table table:name="Таблица5" table:style-name="Таблица5"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25">*</text:p>
          </table:table-cell>
          <table:table-cell table:style-name="Таблица5.A1" office:value-type="string">
            <text:p text:style-name="P26">Все имена файлов</text:p>
          </table:table-cell>
        </table:table-row>
        <table:table-row table:style-name="Таблица5.2">
          <table:table-cell table:style-name="Таблица5.A1" office:value-type="string">
            <text:p text:style-name="P25">g*</text:p>
          </table:table-cell>
          <table:table-cell table:style-name="Таблица5.A1" office:value-type="string">
            <text:p text:style-name="P11"><text:span text:style-name="T6">Все имена файлов, начинающиеся с символа «</text:span><text:span text:style-name="T10">g</text:span><text:span text:style-name="T8">»</text:span></text:p>
          </table:table-cell>
        </table:table-row>
        <table:table-row table:style-name="Таблица5.3">
          <table:table-cell table:style-name="Таблица5.A1" office:value-type="string">
            <text:p text:style-name="P25">b*.txt</text:p>
          </table:table-cell>
          <table:table-cell table:style-name="Таблица5.A1" office:value-type="string">
            <text:p text:style-name="P11"><text:span text:style-name="T6">Все имена файлов, начинающиеся с символа «</text:span><text:span text:style-name="T10">b</text:span><text:span text:style-name="T8">», за которым следует любое число других символов, и заканчивающиеся на «</text:span><text:span text:style-name="T10">.txt</text:span><text:span text:style-name="T8">»</text:span></text:p>
          </table:table-cell>
        </table:table-row>
        <table:table-row table:style-name="Таблица5.4">
          <table:table-cell table:style-name="Таблица5.A1" office:value-type="string">
            <text:p text:style-name="P25">Data???</text:p>
          </table:table-cell>
          <table:table-cell table:style-name="Таблица5.A1" office:value-type="string">
            <text:p text:style-name="P11"><text:span text:style-name="T6">Все имена файлов, начинающиеся с символов «</text:span><text:span text:style-name="T10">Data</text:span><text:span text:style-name="T8">», за которыми следуют ровно три любых символа</text:span></text:p>
          </table:table-cell>
        </table:table-row>
        <table:table-row table:style-name="Таблица5.2">
          <table:table-cell table:style-name="Таблица5.A1" office:value-type="string">
            <text:p text:style-name="P25">[abc]*</text:p>
          </table:table-cell>
          <table:table-cell table:style-name="Таблица5.A1" office:value-type="string">
            <text:p text:style-name="P11"><text:span text:style-name="T6">Все имена файлов, начинающиеся с символа «</text:span><text:span text:style-name="T10">a</text:span><text:span text:style-name="T8">», «</text:span><text:span text:style-name="T10">b</text:span><text:span text:style-name="T8">» или «</text:span><text:span text:style-name="T10">c</text:span><text:span text:style-name="T8">»</text:span></text:p>
          </table:table-cell>
        </table:table-row>
        <table:table-row table:style-name="Таблица5.4">
          <table:table-cell table:style-name="Таблица5.A1" office:value-type="string">
            <text:p text:style-name="P25">BACKUP.[0-9][0-9][0-9]</text:p>
          </table:table-cell>
          <table:table-cell table:style-name="Таблица5.A1" office:value-type="string">
            <text:p text:style-name="P11"><text:span text:style-name="T6">Все имена файлов, начинающиеся с символов «</text:span><text:span text:style-name="T10">BACKUP.</text:span><text:span text:style-name="T8">», за которыми следуют ровно три цифровых символа</text:span></text:p>
          </table:table-cell>
        </table:table-row>
        <table:table-row table:style-name="Таблица5.1">
          <table:table-cell table:style-name="Таблица5.A1" office:value-type="string">
            <text:p text:style-name="P25">[[:upper:]]*</text:p>
          </table:table-cell>
          <table:table-cell table:style-name="Таблица5.A1" office:value-type="string">
            <text:p text:style-name="P26">Все имена файлов, начинающиеся с буквы в верхнем регистре</text:p>
          </table:table-cell>
        </table:table-row>
        <table:table-row table:style-name="Таблица5.1">
          <table:table-cell table:style-name="Таблица5.A1" office:value-type="string">
            <text:p text:style-name="P25">[![:digit:]]*</text:p>
          </table:table-cell>
          <table:table-cell table:style-name="Таблица5.A1" office:value-type="string">
            <text:p text:style-name="P26">Все имена файлов, не начинающиеся с цифры</text:p>
          </table:table-cell>
        </table:table-row>
        <table:table-row table:style-name="Таблица5.9">
          <table:table-cell table:style-name="Таблица5.A1" office:value-type="string">
            <text:p text:style-name="P25">*[[:lower:]123]</text:p>
          </table:table-cell>
          <table:table-cell table:style-name="Таблица5.A1" office:value-type="string">
            <text:p text:style-name="P11"><text:span text:style-name="T6">Все имена файлов, заканчивающиеся буквой в нижнем реги­стре или цифрой «</text:span><text:span text:style-name="T10">1</text:span><text:span text:style-name="T8">», «</text:span><text:span text:style-name="T10">2</text:span><text:span text:style-name="T8">» или «</text:span><text:span text:style-name="T10">3</text:span><text:span text:style-name="T8">»</text:span></text:p>
          </table:table-cell>
        </table:table-row>
      </table:table>
      <text:p text:style-name="P3"/>
      <text:p text:style-name="P18"/>
      <text:p text:style-name="P5"><text:span text:style-name="A0">type </text:span><text:span text:style-name="T1">— сообщает, как интерпретируется имя указанной команды.</text:span></text:p>
      <text:p text:style-name="P6"><text:span text:style-name="A0">which </text:span><text:span text:style-name="T1">— сообщает, какая программа будет выполнена.</text:span></text:p>
      <text:p text:style-name="P6"><text:span text:style-name="A0">man </text:span><text:span text:style-name="T1">— выводит страницу справочного руководства с описанием команды.</text:span></text:p>
      <text:p text:style-name="P6"><text:span text:style-name="A0">apropos </text:span><text:span text:style-name="T1">— выводит список подходящих команд.</text:span></text:p>
      <text:p text:style-name="P6"><text:soft-page-break/><text:span text:style-name="A0">info </text:span><text:span text:style-name="T1">— выводит запись из справочного руководства Info с описанием команды.</text:span></text:p>
      <text:p text:style-name="P6"><text:span text:style-name="A0">whatis </text:span><text:span text:style-name="T1">— выводит краткое описание команды.</text:span></text:p>
      <text:p text:style-name="P6"><text:span text:style-name="A0">alias </text:span><text:span text:style-name="T1">— создает псевдоним для команды.</text:span></text:p>
      <text:p text:style-name="P20"/>
      <text:p text:style-name="P5"><text:span text:style-name="A0">cat </text:span><text:span text:style-name="T1">— объединяет файлы.</text:span></text:p>
      <text:p text:style-name="P6"><text:span text:style-name="A0">sort </text:span><text:span text:style-name="T1">— сортирует строки текста.</text:span></text:p>
      <text:p text:style-name="P6"><text:span text:style-name="A0">uniq </text:span><text:span text:style-name="T1">— сообщает о повторяющихся строках или удаляет их.</text:span></text:p>
      <text:p text:style-name="P6"><text:span text:style-name="A0">wc </text:span><text:span text:style-name="T1">— выводит число символов перевода строки, слов и байтов в каждом указан­ном файле.</text:span></text:p>
      <text:p text:style-name="P6"><text:span text:style-name="A0">grep </text:span><text:span text:style-name="T1">— находит и выводит строки, соответствующие шаблону.</text:span></text:p>
      <text:p text:style-name="P6"><text:span text:style-name="A0">head </text:span><text:span text:style-name="T1">— выводит первые строки из файла.</text:span></text:p>
      <text:p text:style-name="P6"><text:span text:style-name="A0">tail </text:span><text:span text:style-name="T1">— выводит последние строки из файла.</text:span></text:p>
      <text:p text:style-name="P6"><text:span text:style-name="A0">tee </text:span><text:span text:style-name="T1">— читает данные со стандартного ввода и записывает в стандартный вывод и в файлы.</text:span></text:p>
      <text:p text:style-name="P8"><text:span text:style-name="A0">echo </text:span><text:span text:style-name="T1">— выводит строку текста</text:span></text:p>
      <text:p text:style-name="P5"><text:span text:style-name="A0"><text:span text:style-name="T1"/></text:span></text:p>
      <text:p text:style-name="P5"><text:span text:style-name="A0">clear </text:span><text:span text:style-name="T1">— очищает экран.</text:span></text:p>
      <text:p text:style-name="P6"><text:span text:style-name="A0">history </text:span><text:span text:style-name="T1">— выводит содержимое истории команд</text:span></text:p>
      <text:p text:style-name="P20"/>
      <text:p text:style-name="P5"><text:span text:style-name="A0">id </text:span><text:span text:style-name="T1">— выводит информацию об идентичности пользователя.</text:span></text:p>
      <text:p text:style-name="P6"><text:span text:style-name="A0">chmod </text:span><text:span text:style-name="T1">— изменяет режим доступа к файлу.</text:span></text:p>
      <text:p text:style-name="P6"><text:span text:style-name="A0">umask </text:span><text:span text:style-name="T1">— определяет разрешения доступа к файлам по умолчанию.</text:span></text:p>
      <text:p text:style-name="P6"><text:span text:style-name="A0">su </text:span><text:span text:style-name="T1">— запускает командную оболочку от имени другого пользователя.</text:span></text:p>
      <text:p text:style-name="P6"><text:span text:style-name="A0">sudo </text:span><text:span text:style-name="T1">— выполняет команду от имени другого пользователя.</text:span></text:p>
      <text:p text:style-name="P6"><text:span text:style-name="A0">chown </text:span><text:span text:style-name="T1">— изменяет владельца файла.</text:span></text:p>
      <text:p text:style-name="P6"><text:span text:style-name="A0">chgrp </text:span><text:span text:style-name="T1">— изменяет группу файла.</text:span></text:p>
      <text:p text:style-name="P6"><text:span text:style-name="A0">passwd </text:span><text:span text:style-name="T1">— изменяет пароль пользователя.</text:span></text:p>
      <text:p text:style-name="P20"/>
      <text:p text:style-name="P5"><text:span text:style-name="A0">ps </text:span><text:span text:style-name="T1">— выводит список процессов, выполняющихся в текущий момент.</text:span></text:p>
      <text:p text:style-name="P6"><text:span text:style-name="A0">top </text:span><text:span text:style-name="T1">— выводит задачи.</text:span></text:p>
      <text:p text:style-name="P6"><text:span text:style-name="A0">jobs </text:span><text:span text:style-name="T1">— выводит список активных заданий.</text:span></text:p>
      <text:p text:style-name="P6"><text:span text:style-name="A0">bg </text:span><text:span text:style-name="T1">— переводит задание в фоновый режим работы.</text:span></text:p>
      <text:p text:style-name="P6"><text:span text:style-name="A0">fg </text:span><text:span text:style-name="T1">— переводит задание в режим работы на переднем плане.</text:span></text:p>
      <text:p text:style-name="P6"><text:span text:style-name="A0">kill </text:span><text:span text:style-name="T1">— посылает сигнал процессу.</text:span></text:p>
      <text:p text:style-name="P6"><text:span text:style-name="A0">killall </text:span><text:span text:style-name="T1">— останавливает процессы по именам.</text:span></text:p>
      <text:p text:style-name="P6"><text:span text:style-name="A0">shutdown </text:span><text:span text:style-name="T1">— останавливает или перезагружает систему.</text:span></text:p>
      <text:p text:style-name="P7"><text:span text:style-name="T2">приостановить процесс переднего плана, используйте комбинацию </text:span><text:span text:style-name="A10">CTRL+Z</text:span><text:span text:style-name="T2">. </text:span></text:p>
      <text:p text:style-name="P7"><text:span text:style-name="T2">Комбинация </text:span><text:span text:style-name="A10">CTRL+C </text:span><text:span text:style-name="T2">в терминале прерывает выполнение программы </text:span></text:p>
      <text:p text:style-name="P16"/>
      <table:table table:name="Таблица6" table:style-name="Таблица6"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25">pstree</text:p>
          </table:table-cell>
          <table:table-cell table:style-name="Таблица6.A1" office:value-type="string">
            <text:p text:style-name="P11"><text:span text:style-name="T6">Выводит список процессов в виде </text:span><text:span text:style-name="T7">д</text:span><text:span text:style-name="T6">ревовидной структуры, отражающей от­ношения «родитель—потомок» между процессами</text:span></text:p>
          </table:table-cell>
        </table:table-row>
        <table:table-row table:style-name="Таблица6.2">
          <table:table-cell table:style-name="Таблица6.A1" office:value-type="string">
            <text:p text:style-name="P25">vmstat</text:p>
          </table:table-cell>
          <table:table-cell table:style-name="Таблица6.A1" office:value-type="string">
            <text:p text:style-name="P11"><text:span text:style-name="T6">Выводит мгновенный снимок с информацией об использовании системных ресурсов, включая память, файл подкачки и объем дискового ввода/выво­да. Чтобы увидеть, как изменяется эта информация с течением времени, передайте команде интервал задержки (в секундах) между обновлениями (например, </text:span><text:span text:style-name="T3">vmstat 5</text:span><text:span text:style-name="T6">). Завершить работу команды можно нажатием </text:span><text:span text:style-name="A2"><text:span text:style-name="T9">CTRL+C</text:span></text:span></text:p>
          </table:table-cell>
        </table:table-row>
        <table:table-row table:style-name="Таблица6.1">
          <table:table-cell table:style-name="Таблица6.A1" office:value-type="string">
            <text:p text:style-name="P25">xload</text:p>
          </table:table-cell>
          <table:table-cell table:style-name="Таблица6.A1" office:value-type="string">
            <text:p text:style-name="P26">Программа с графическим интерфейсом, показывающая изменение нагруз­ки на систему с течением времени</text:p>
          </table:table-cell>
        </table:table-row>
        <table:table-row table:style-name="Таблица6.1">
          <table:table-cell table:style-name="Таблица6.A1" office:value-type="string">
            <text:p text:style-name="P25">tload</text:p>
          </table:table-cell>
          <table:table-cell table:style-name="Таблица6.A1" office:value-type="string">
            <text:p text:style-name="P11"><text:span text:style-name="T6">Работает подобно программе </text:span><text:span text:style-name="T3">xload</text:span><text:span text:style-name="T6">, но рисует график в терминале. Завер­шается работа команды нажатием </text:span><text:span text:style-name="A2"><text:span text:style-name="T9">CTRL+C</text:span></text:span></text:p>
            <text:p text:style-name="P11"><text:span text:style-name="A2"><text:span text:style-name="T9"/></text:span></text:p>
          </table:table-cell>
        </table:table-row>
      </table:table>
      <text:p text:style-name="P4"/>
      <text:p text:style-name="P5"><text:span text:style-name="A0">printenv </text:span><text:span text:style-name="T1">— выводит часть или все окружение.</text:span></text:p>
      <text:p text:style-name="P6"><text:span text:style-name="A0">set </text:span><text:span text:style-name="T1">— устанавливает параметры командной оболочки.</text:span></text:p>
      <text:p text:style-name="P6"><text:span text:style-name="A0">export </text:span><text:span text:style-name="T1">— экспортирует окружение для программ, которые будут выполняться позднее.</text:span></text:p>
      <text:p text:style-name="P6"><text:span text:style-name="A0">alias </text:span><text:span text:style-name="T1">— создает псевдоним команды.</text:span></text:p>
      <text:p text:style-name="P10"><text:soft-page-break/><text:span text:style-name="T12">Таблица 11.2. </text:span><text:span text:style-name="T11">Файлы запуска для сеансов командной оболочки входа</text:span></text:p>
      <table:table table:name="Таблица7" table:style-name="Таблица7">
        <table:table-column table:style-name="Таблица7.A" table:number-columns-repeated="2"/>
        <table:table-row table:style-name="Таблица7.1">
          <table:table-cell table:style-name="Таблица7.A1" office:value-type="string">
            <text:p text:style-name="P12">Файл</text:p>
          </table:table-cell>
          <table:table-cell table:style-name="Таблица7.A1" office:value-type="string">
            <text:p text:style-name="P12">Содержит</text:p>
          </table:table-cell>
        </table:table-row>
        <table:table-row table:style-name="Таблица7.2">
          <table:table-cell table:style-name="Таблица7.A1" office:value-type="string">
            <text:p text:style-name="P27">/etc/profile</text:p>
          </table:table-cell>
          <table:table-cell table:style-name="Таблица7.A1" office:value-type="string">
            <text:p text:style-name="P26">Общесистемный конфигурационный сценарий, настройки из которо­го применяются для всех пользователей</text:p>
          </table:table-cell>
        </table:table-row>
        <table:table-row table:style-name="Таблица7.2">
          <table:table-cell table:style-name="Таблица7.A1" office:value-type="string">
            <text:p text:style-name="P27">~/.bash_profile</text:p>
          </table:table-cell>
          <table:table-cell table:style-name="Таблица7.A1" office:value-type="string">
            <text:p text:style-name="P26">Личный пользовательский файл запуска. Может использоваться для расширения и/или переопределения общесистемных настроек</text:p>
          </table:table-cell>
        </table:table-row>
        <table:table-row table:style-name="Таблица7.2">
          <table:table-cell table:style-name="Таблица7.A1" office:value-type="string">
            <text:p text:style-name="P27">~/.bash_login</text:p>
          </table:table-cell>
          <table:table-cell table:style-name="Таблица7.A1" office:value-type="string">
            <text:p text:style-name="P11"><text:span text:style-name="T6">Если файл </text:span><text:span text:style-name="T10">~/.bash_profile </text:span><text:span text:style-name="T8">присутствует в домашнем каталоге, </text:span><text:span text:style-name="T5">bash </text:span><text:span text:style-name="T8">пытается прочитать его</text:span></text:p>
          </table:table-cell>
        </table:table-row>
        <table:table-row table:style-name="Таблица7.5">
          <table:table-cell table:style-name="Таблица7.A1" office:value-type="string">
            <text:p text:style-name="P27">~/.profile</text:p>
          </table:table-cell>
          <table:table-cell table:style-name="Таблица7.A1" office:value-type="string">
            <text:p text:style-name="P11"><text:span text:style-name="T6">Если в домашнем каталоге нет ни </text:span><text:span text:style-name="T10">~/.bash_profile</text:span><text:span text:style-name="T8">, ни </text:span><text:span text:style-name="T10">~/.bash_login</text:span><text:span text:style-name="T8">, </text:span><text:span text:style-name="T5">bash </text:span><text:span text:style-name="T8">пытается прочитать этот файл. Используется по умолчанию в дистрибутивах на основе Debian, таких как Ubuntu</text:span></text:p>
          </table:table-cell>
        </table:table-row>
      </table:table>
      <text:p text:style-name="P2"/>
      <text:p text:style-name="P10"><text:span text:style-name="T12">Таблица 11.3. </text:span><text:span text:style-name="T11">Файлы запуска для обычных сеансов командной оболочки</text:span></text:p>
      <table:table table:name="Таблица8" table:style-name="Таблица8">
        <table:table-column table:style-name="Таблица8.A" table:number-columns-repeated="2"/>
        <table:table-row table:style-name="Таблица8.1">
          <table:table-cell table:style-name="Таблица8.A1" office:value-type="string">
            <text:p text:style-name="P12">Файл</text:p>
          </table:table-cell>
          <table:table-cell table:style-name="Таблица8.A1" office:value-type="string">
            <text:p text:style-name="P12">Содержит</text:p>
          </table:table-cell>
        </table:table-row>
        <table:table-row table:style-name="Таблица8.2">
          <table:table-cell table:style-name="Таблица8.A1" office:value-type="string">
            <text:p text:style-name="P27">/etc/bash.bashrc</text:p>
          </table:table-cell>
          <table:table-cell table:style-name="Таблица8.A1" office:value-type="string">
            <text:p text:style-name="P26">Общесистемный конфигурационный сценарий, настройки из которого применяются для всех пользователей</text:p>
          </table:table-cell>
        </table:table-row>
        <table:table-row table:style-name="Таблица8.2">
          <table:table-cell table:style-name="Таблица8.A1" office:value-type="string">
            <text:p text:style-name="P27">~/.bashrc</text:p>
          </table:table-cell>
          <table:table-cell table:style-name="Таблица8.A1" office:value-type="string">
            <text:p text:style-name="P26">Личный пользовательский файл запуска. Может использоваться для расширения и/или переопределения общесистемных настроек</text:p>
          </table:table-cell>
        </table:table-row>
      </table:table>
      <text:p text:style-name="P2"/>
      <text:p text:style-name="P4"/>
      <text:p text:style-name="P5"><text:span text:style-name="A0">mount </text:span><text:span text:style-name="T1">— монтирует файловые системы.</text:span></text:p>
      <text:p text:style-name="P6"><text:span text:style-name="A0">umount </text:span><text:span text:style-name="T1">— размонтирует файловые системы.</text:span></text:p>
      <text:p text:style-name="P6"><text:span text:style-name="A0">fdisk </text:span><text:span text:style-name="T1">— инструмент для работы с таблицей разделов.</text:span></text:p>
      <text:p text:style-name="P6"><text:span text:style-name="A0">fsck </text:span><text:span text:style-name="T1">— проверяет и восстанавливает файловые системы.</text:span></text:p>
      <text:p text:style-name="P6"><text:span text:style-name="A0">fdformat </text:span><text:span text:style-name="T1">— форматирует гибкий диск.</text:span></text:p>
      <text:p text:style-name="P6"><text:span text:style-name="A0">mkfs </text:span><text:span text:style-name="T1">— создает файловые системы.</text:span></text:p>
      <text:p text:style-name="P6"><text:span text:style-name="A0">dd </text:span><text:span text:style-name="T1">— выполняет запись данных блоками непосредственно в устройство.</text:span></text:p>
      <text:p text:style-name="P6"><text:span text:style-name="A0">genisoimage </text:span><text:span text:style-name="T1">(</text:span><text:span text:style-name="A0">mkisofs</text:span><text:span text:style-name="T1">) — создает файл образа ISO 9660.</text:span></text:p>
      <text:p text:style-name="P5"><text:span text:style-name="A0">wodim </text:span><text:span text:style-name="T1">(</text:span><text:span text:style-name="A0">cdrecord</text:span><text:span text:style-name="T1">) — записывает данные на оптический носитель.</text:span></text:p>
      <text:p text:style-name="P6"><text:span text:style-name="A0">md5sum </text:span><text:span text:style-name="T1">— вычисляет контрольную сумму MD5.</text:span></text:p>
      <text:p text:style-name="P20"/>
      <text:p text:style-name="P5"><text:span text:style-name="A0">ping </text:span><text:span text:style-name="T1">— посылает пакеты ICMP ECHO_REQUEST узлам в сети.</text:span></text:p>
      <text:p text:style-name="P6"><text:span text:style-name="A0">traceroute </text:span><text:span text:style-name="T1">— выводит трассировку маршрута пакетов к сетевому узлу.</text:span></text:p>
      <text:p text:style-name="P6"><text:span text:style-name="A0">netstat </text:span><text:span text:style-name="T1">— выводит список сетевых соединений, таблицы маршрутов, статисти­ку интерфейсов, маскируемые соединения и сведения о членстве в широкове­щательных группах.</text:span></text:p>
      <text:p text:style-name="P6"><text:span text:style-name="A0">ftp </text:span><text:span text:style-name="T1">— программа передачи файлов через Интернет.</text:span></text:p>
      <text:p text:style-name="P6"><text:span text:style-name="A0">lftp </text:span><text:span text:style-name="T1">— улучшенная программа передачи файлов через Интернет.</text:span></text:p>
      <text:p text:style-name="P6"><text:span text:style-name="A0">wget </text:span><text:span text:style-name="T1">— неинтерактивный загрузчик файлов из сети.</text:span></text:p>
      <text:p text:style-name="P6"><text:span text:style-name="A0">ssh </text:span><text:span text:style-name="T1">— клиент OpenSSH SSH (программа для входа в удаленные системы).</text:span></text:p>
      <text:p text:style-name="P6"><text:span text:style-name="A0">scp </text:span><text:span text:style-name="T1">— программа безопасного копирования файлов через сеть.</text:span></text:p>
      <text:p text:style-name="P6"><text:span text:style-name="A0">sftp </text:span><text:span text:style-name="T1">— программа безопасной передачи файлов через сеть.</text:span></text:p>
      <text:p text:style-name="P20"/>
      <text:p text:style-name="P5"><text:span text:style-name="A0">locate </text:span><text:span text:style-name="T1">– выполняет поиск файлов по именам.</text:span></text:p>
      <text:p text:style-name="P6"><text:span text:style-name="A0">find </text:span><text:span text:style-name="T1">– выполняет поиск файлов в иерархии каталогов</text:span></text:p>
      <text:p text:style-name="P8"><text:span text:style-name="A0">xargs </text:span><text:span text:style-name="T1">– конструирует команды на основе данных, полученных из стандартного ввода, и выполняет их.</text:span></text:p>
      <text:p text:style-name="P23"/>
      <text:p text:style-name="P5"><text:span text:style-name="A0">touch </text:span><text:span text:style-name="T1">– изменяет времена, ассоциированные с файлом.</text:span></text:p>
      <text:p text:style-name="P8"><text:span text:style-name="A0">stat </text:span><text:span text:style-name="T1">– выводит статус файла или файловой системы.</text:span></text:p>
      <text:p text:style-name="P23"/>
      <text:p text:style-name="P5"><text:span text:style-name="A0">cat </text:span><text:span text:style-name="T1">— объединяет файлы и выводит их в стандартный вывод.</text:span></text:p>
      <text:p text:style-name="P6"><text:span text:style-name="A0">sort </text:span><text:span text:style-name="T1">— сортирует строки из текстовых файлов.</text:span></text:p>
      <text:p text:style-name="P6"><text:span text:style-name="A0">uniq </text:span><text:span text:style-name="T1">— сообщает о повторяющихся строках или удаляет их.</text:span></text:p>
      <text:p text:style-name="P6"><text:span text:style-name="A0">cut </text:span><text:span text:style-name="T1">— удаляет фрагменты из каждой строки в файлах.</text:span></text:p>
      <text:p text:style-name="P6"><text:span text:style-name="A0">paste </text:span><text:span text:style-name="T1">— выполняет слияние строк из файлов.</text:span></text:p>
      <text:p text:style-name="P6"><text:span text:style-name="A0">join </text:span><text:span text:style-name="T1">— объединяет строки из двух файлов по общему полю.</text:span></text:p>
      <text:p text:style-name="P6"><text:span text:style-name="A0">comm </text:span><text:span text:style-name="T1">— выполняет построчное сравнение двух сортированных файлов.</text:span></text:p>
      <text:p text:style-name="P6"><text:soft-page-break/><text:span text:style-name="A0">diff </text:span><text:span text:style-name="T1">— выполняет построчное сравнение файлов.</text:span></text:p>
      <text:p text:style-name="P6"><text:span text:style-name="A0">patch </text:span><text:span text:style-name="T1">— применяет diff-файл (файл с результатами сравнения командой diff) к оригиналу.</text:span></text:p>
      <text:p text:style-name="P6"><text:span text:style-name="A0">tr </text:span><text:span text:style-name="T1">— перекодирует или удаляет символы.</text:span></text:p>
      <text:p text:style-name="P6"><text:span text:style-name="A0">sed </text:span><text:span text:style-name="T1">— потоковый редактор для фильтрации и преобразования текста.</text:span></text:p>
      <text:p text:style-name="P6"><text:span text:style-name="A0">aspell </text:span><text:span text:style-name="T1">— интерактивная программа проверки орфографии.</text:span></text:p>
      <text:p text:style-name="P20"/>
      <text:p text:style-name="P5"><text:span text:style-name="A0">nl </text:span><text:span text:style-name="T1">— нумерует строки.</text:span></text:p>
      <text:p text:style-name="P6"><text:span text:style-name="A0">fold </text:span><text:span text:style-name="T1">— выполняет перенос строк, ограничивая их указанной длиной.</text:span></text:p>
      <text:p text:style-name="P6"><text:span text:style-name="A0">fmt </text:span><text:span text:style-name="T1">— выполняет простое форматирование текста.</text:span></text:p>
      <text:p text:style-name="P6"><text:span text:style-name="A0">pr </text:span><text:span text:style-name="T1">— форматирует текст для печати.</text:span></text:p>
      <text:p text:style-name="P6"><text:span text:style-name="A0">printf </text:span><text:span text:style-name="T1">— форматирует и выводит данные.</text:span></text:p>
      <text:p text:style-name="P6"><text:span text:style-name="A0">groff </text:span><text:span text:style-name="T1">— система форматирования документов.</text:span></text:p>
      <text:p text:style-name="P20"/>
      <text:p text:style-name="P5"><text:span text:style-name="A0">pr </text:span><text:span text:style-name="T1">— преобразует текстовые файлы для печати.</text:span></text:p>
      <text:p text:style-name="P6"><text:span text:style-name="A0">lpr </text:span><text:span text:style-name="T1">— печатает файлы.</text:span></text:p>
      <text:p text:style-name="P6"><text:span text:style-name="A0">lp </text:span><text:span text:style-name="T1">— печатает файлы (System V).</text:span></text:p>
      <text:p text:style-name="P6"><text:span text:style-name="A0">a2ps </text:span><text:span text:style-name="T1">— форматирует файлы для печати на принтере с поддержкой PostScript.</text:span></text:p>
      <text:p text:style-name="P6"><text:span text:style-name="A0">lpstat </text:span><text:span text:style-name="T1">— выводит информацию о состоянии принтера.</text:span></text:p>
      <text:p text:style-name="P6"><text:span text:style-name="A0">lpq </text:span><text:span text:style-name="T1">— выводит информацию о состоянии очереди печати.</text:span></text:p>
      <text:p text:style-name="P6"><text:span text:style-name="A0">lprm </text:span><text:span text:style-name="T1">— отменяет задания печати.</text:span></text:p>
      <text:p text:style-name="P6"><text:span text:style-name="A0">cancel </text:span><text:span text:style-name="T1">— отменяет задания печати (System V).</text:span></text:p>
      <text:p text:style-name="P7"><text:span text:style-name="A0"/></text:p>
      <text:p text:style-name="P6"><text:span text:style-name="A0"/></text:p>
      <text:p text:style-name="P8"><text:span text:style-name="A0">make </text:span><text:span text:style-name="T1">— утилита сопровождения программ</text:span></text:p>
      <text:p text:style-name="P28"><text:span text:style-name="A0"><text:span text:style-name="T3">a=z <text:tab/><text:tab/><text:tab/># </text:span></text:span><text:span text:style-name="T3">Присвоит переменной a строку "z".</text:span></text:p>
      <text:p text:style-name="P29"><text:span text:style-name="T13">b="a string" <text:tab/><text:tab/># Внутренние пробелы должны находиться в кавычках.</text:span></text:p>
      <text:p text:style-name="P29"><text:span text:style-name="T13">c="a string and $b" <text:tab/># При присваивании допускается выполнять подстановку, </text:span></text:p>
      <text:p text:style-name="P29"><text:span text:style-name="T13"><text:tab/><text:tab/><text:tab/># например, значений других переменных.</text:span></text:p>
      <text:p text:style-name="P29"><text:span text:style-name="T13">d=$(ls -l foo.txt) <text:tab/># Результат выполнения команды.</text:span></text:p>
      <text:p text:style-name="P29"><text:span text:style-name="T13">e=$((5 * 7)) <text:tab/><text:tab/># Подстановка результата арифметического выражения.</text:span></text:p>
      <text:p text:style-name="P29"><text:span text:style-name="T13">f="\t\ta string\n" <text:tab/># Экранированные последовательности, такие как </text:span></text:p>
      <text:p text:style-name="P7"><text:span text:style-name="T13"><text:tab/><text:tab/><text:tab/># символы табуляции и перевода стро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Tahoma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Consolas" fo:font-family="Consolas" style:font-family-generic="roman" style:font-pitch="variable" fo:font-size="12pt" style:font-size-asian="12pt"/>
    </style:style>
    <style:style style:name="Pa23" style:family="paragraph" style:parent-style-name="Default" style:default-outline-level="">
      <style:paragraph-properties style:line-height-at-least="0.355cm"/>
    </style:style>
    <style:style style:name="Pa50" style:family="paragraph" style:parent-style-name="Default" style:default-outline-level="">
      <style:paragraph-properties style:line-height-at-least="0.425cm"/>
    </style:style>
    <style:style style:name="Pa52" style:family="paragraph" style:parent-style-name="Default" style:default-outline-level="">
      <style:paragraph-properties style:line-height-at-least="0.302cm"/>
    </style:style>
    <style:style style:name="Pa49" style:family="paragraph" style:parent-style-name="Default" style:default-outline-level="">
      <style:paragraph-properties style:line-height-at-least="0.337cm"/>
    </style:style>
    <style:style style:name="Pa51" style:family="paragraph" style:parent-style-name="Default" style:default-outline-level="">
      <style:paragraph-properties style:line-height-at-least="0.28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38" style:family="paragraph" style:parent-style-name="Default" style:default-outline-level="">
      <style:paragraph-properties style:line-height-at-least="0.302cm"/>
    </style:style>
    <style:style style:name="Pa39" style:family="paragraph" style:parent-style-name="Default" style:default-outline-level="">
      <style:paragraph-properties style:line-height-at-least="0.302cm"/>
    </style:style>
    <style:style style:name="Pa43" style:family="paragraph" style:parent-style-name="Default" style:default-outline-level="">
      <style:paragraph-properties style:line-height-at-least="0.302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8" style:family="text">
      <style:text-properties fo:color="#000000" style:font-name="Consolas" fo:font-family="Consolas" style:font-family-generic="roman" style:font-pitch="variable"/>
    </style:style>
    <style:style style:name="A10" style:family="text">
      <style:text-properties fo:color="#000000" style:font-name="Tahoma" fo:font-family="Tahoma" style:font-family-generic="roman" style:font-pitch="variable" fo:font-size="8.5pt" style:font-size-asian="8.5pt"/>
    </style:style>
    <style:style style:name="A2" style:family="text">
      <style:text-properties fo:color="#000000" style:font-name="Tahoma" fo:font-family="Tahoma" style:font-family-generic="roman" style:font-pitch="variable" fo:font-size="8pt" style:font-size-asian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18DT10H54M38S</meta:editing-duration>
    <meta:editing-cycles>12</meta:editing-cycles>
    <meta:generator>LibreOffice/5.4.3.2$Windows_X86_64 LibreOffice_project/92a7159f7e4af62137622921e809f8546db437e5</meta:generator>
    <dc:date>2018-08-29T21:00:31.938000000</dc:date>
    <meta:document-statistic meta:table-count="8" meta:image-count="0" meta:object-count="0" meta:page-count="4" meta:paragraph-count="183" meta:word-count="1117" meta:character-count="8617" meta:non-whitespace-character-count="7563"/>
    <meta:template xlink:type="simple" xlink:actuate="onRequest" xlink:title="по5" xlink:href="file:///C:/Users/Алексей/AppData/Roaming/LibreOffice/4/user/template/по5.ott" meta:date="2018-08-01T15:22:49.454000000"/>
  </office:meta>
</office:document-meta>
</file>